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meta.rdf"/>
  <manifest:file-entry manifest:media-type="" manifest:full-path="meta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276852556" text:name="Section1">
        <text:p text:style-name="Standard">This section has meta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10T17:36:38</meta:creation-date>
    <dc:date>2011-02-10T17:37:26</dc:date>
    <dc:creator>Ashok Hariharan</dc:creator>
    <meta:editing-duration>PT48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4" meta:character-count="2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Sub Main

Dim odoc

odoc = thisComponent

Dim osection 
osection = odoc.getTextSections().getByName("Section1")

Dim docText
docText= odoc.getText()

UriService = com.sun.star.rdf.URI
UriSService = com.sun.star.rdf.URIs
LiteralService = com.sun.star.rdf.Literal


Dim uriAnx 
uriAnx = UriService.create("http://anx.bungeni.org/1.0" )


Dim rdfMetafile
rdfMetafile = odoc.addMetadataFile("meta/meta.rdf", Array(uriAnx))


Dim rdfGraph
rdfGraph = odoc.getRDFRepository().getGraph(rdfMetafile)

Dim uriSecType, litSecType
uriSecType = UriService.create("http://anx.bungeni.org/1.0/sectionType")
litSecType = LiteralService.create("Clause")
rdfGraph.addStatement(osection, uriSecType, litSecType)

Dim uriSecUUID, litSecUUID
uriSecUUID = UriService.create("http://anx.bungeni.org/1.0/sectionUUID")
litSecUUID = LiteralService.create("1723-18388-38383-38383")
rdfGraph.addStatement(osection, uriSecUUID, litSecUUID)




'XRay rdfGraph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